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85794" officeooo:paragraph-rsid="00085794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officeooo:paragraph-rsid="0009335c"/>
    </style:style>
    <style:style style:name="P3" style:family="paragraph" style:parent-style-name="Frame_20_contents">
      <style:paragraph-properties fo:text-align="start" style:justify-single-word="false"/>
      <style:text-properties officeooo:rsid="0009335c" officeooo:paragraph-rsid="0009335c"/>
    </style:style>
    <style:style style:name="T1" style:family="text">
      <style:text-properties officeooo:rsid="000a5f26"/>
    </style:style>
    <style:style style:name="T2" style:family="text">
      <style:text-properties officeooo:rsid="0009335c"/>
    </style:style>
    <style:style style:name="T3" style:family="text">
      <style:text-properties style:font-name="Times New Roman1" fo:font-size="12pt" fo:language="fr" fo:country="BE" fo:font-weight="normal" style:font-size-asian="12pt" style:font-weight-asian="normal" style:font-name-complex="Tahoma" style:font-size-complex="12pt" style:font-weight-complex="normal"/>
    </style:style>
    <style:style style:name="T4" style:family="text">
      <style:text-properties style:font-name="Times New Roman1" fo:font-size="12pt" fo:language="fr" fo:country="BE" fo:font-weight="normal" officeooo:rsid="00085794" style:font-size-asian="12pt" style:font-weight-asian="normal" style:font-name-complex="Tahoma" style:font-size-complex="12pt" style:font-weight-complex="normal"/>
    </style:style>
    <style:style style:name="T5" style:family="text">
      <style:text-properties style:font-name="Times New Roman1" fo:font-size="12pt" fo:language="fr" fo:country="BE" fo:font-weight="normal" officeooo:rsid="0009335c" style:font-size-asian="12pt" style:font-weight-asian="normal" style:font-name-complex="Tahoma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Service Public de Wallonie <text:s text:c="2"/>- <text:s text:c="2"/></text:span><text:span text:style-name="T5">ARNE</text:span></text:p>
      <text:p text:style-name="P3"><text:span text:style-name="T5">R</text:span><text:span text:style-name="T3">ue XXX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Frame_20_contents" style:display-name="Fram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9T15:09:06</meta:creation-date>
    <dc:date>2022-12-09T13:51:37.555921708</dc:date>
    <meta:editing-duration>PT2H8M4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8" meta:character-count="44" meta:non-whitespace-character-count="34"/>
  </office:meta>
</office:document-meta>
</file>